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03cm" fo:min-width="25.44cm"/>
    </style:style>
    <style:style style:name="gr2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7cm" fo:min-width="3.82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6cm" fo:min-width="3.828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7cm" fo:min-width="1.907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826cm" fo:min-width="3.839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top" draw:auto-grow-height="false" fo:min-height="0.966cm" fo:min-width="2.303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top" draw:auto-grow-height="false" fo:min-height="0.966cm" fo:min-width="2.621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top" draw:auto-grow-height="false" fo:min-height="0.966cm" fo:min-width="1.351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top" draw:auto-grow-height="false" fo:min-height="0.966cm" fo:min-width="3.255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8cm" draw:marker-end-width="0.28cm" draw:fill-color="#ffffff" draw:textarea-horizontal-align="justify" draw:textarea-vertical-align="top" draw:auto-grow-height="false" fo:min-height="0.649cm" fo:min-width="1.034cm" fo:padding-top="0.152cm" fo:padding-bottom="0.152cm" fo:padding-left="0.277cm" fo:padding-right="0.277cm"/>
      <style:paragraph-properties style:writing-mode="lr-tb"/>
    </style:style>
    <style:style style:name="gr16" style:family="graphic" style:parent-style-name="standard">
      <style:graphic-properties svg:stroke-width="0.081cm" svg:stroke-color="#800080" draw:marker-start-width="0.321cm" draw:marker-end-width="0.321cm" draw:fill-color="#ffffff" draw:textarea-horizontal-align="justify" draw:textarea-vertical-align="middle" draw:auto-grow-height="false" fo:min-height="0.344cm" fo:min-width="1.233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.331cm" fo:min-width="1.033cm" fo:padding-top="0.152cm" fo:padding-bottom="0.152cm" fo:padding-left="0.277cm" fo:padding-right="0.27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3pt"/>
    </style:style>
    <style:style style:name="P3" style:family="paragraph">
      <loext:graphic-properties draw:fill-color="#ffffff"/>
      <style:paragraph-properties fo:text-align="center"/>
      <style:text-properties fo:font-size="13pt"/>
    </style:style>
    <style:style style:name="P4" style:family="paragraph">
      <style:paragraph-properties fo:margin-top="0cm" fo:margin-bottom="0.102cm" fo:text-align="center"/>
      <style:text-properties fo:font-size="13pt"/>
    </style:style>
    <style:style style:name="P5" style:family="paragraph">
      <loext:graphic-properties draw:fill="none"/>
      <style:paragraph-properties fo:margin-top="0cm" fo:margin-bottom="0.102cm" fo:text-align="center"/>
      <style:text-properties fo:font-size="13pt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3.653cm" svg:x="1cm" svg:y="3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32cm" svg:height="1.635cm" svg:x="1.953cm" svg:y="7.031cm">
          <text:p text:style-name="P2">nuturtlebot_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232cm" svg:height="1.634cm" svg:x="1.952cm" svg:y="12.61cm">
          <text:p text:style-name="P2">nusim/numsr_turtle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515cm" svg:height="1.635cm" svg:x="22.589cm" svg:y="12.7cm">
          <text:p text:style-name="P2">sl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249cm" svg:height="1.634cm" svg:x="11.795cm" svg:y="6.986cm">
          <text:p text:style-name="P2">blue/odome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249cm" svg:height="1.634cm" svg:x="11.895cm" svg:y="12.701cm">
          <text:p text:style-name="P2">landmar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81cm" svg:y1="8.667cm" svg:x2="4.81cm" svg:y2="12.43cm">
          <text:p text:style-name="P4"/>
        </draw:line>
        <draw:line draw:style-name="gr7" draw:text-style-name="P6" draw:layer="layout" svg:x1="5.127cm" svg:y1="12.43cm" svg:x2="5.127cm" svg:y2="8.667cm">
          <text:p/>
        </draw:line>
        <draw:line draw:style-name="gr8" draw:text-style-name="P6" draw:layer="layout" svg:x1="8.187cm" svg:y1="7.867cm" svg:x2="11.795cm" svg:y2="7.867cm">
          <text:p/>
        </draw:line>
        <draw:line draw:style-name="gr9" draw:text-style-name="P6" draw:layer="layout" svg:x1="8.186cm" svg:y1="13.482cm" svg:x2="11.794cm" svg:y2="13.482cm">
          <text:p/>
        </draw:line>
        <draw:line draw:style-name="gr10" draw:text-style-name="P6" draw:layer="layout" svg:x1="18.244cm" svg:y1="13.482cm" svg:x2="22.589cm" svg:y2="13.482cm">
          <text:p/>
        </draw:line>
        <draw:custom-shape draw:style-name="gr11" draw:text-style-name="P8" draw:layer="layout" svg:width="2.857cm" svg:height="1.27cm" svg:x="1.635cm" svg:y="9.89cm">
          <text:p text:style-name="P7"><text:span text:style-name="T1">Topics:</text:span></text:p>
          <text:p text:style-name="P7"><text:span text:style-name="T1">/wheel_cm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249cm" svg:height="1.634cm" svg:x="11.795cm" svg:y="8.891cm">
          <text:p text:style-name="P2">green/odome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8.187cm" svg:y1="7.867cm" svg:x2="11.795cm" svg:y2="9.572cm">
          <text:p/>
        </draw:line>
        <draw:line draw:style-name="gr8" draw:text-style-name="P6" draw:layer="layout" svg:x1="18.029cm" svg:y1="9.772cm" svg:x2="22.907cm" svg:y2="13.065cm">
          <text:p/>
        </draw:line>
        <draw:custom-shape draw:style-name="gr12" draw:text-style-name="P8" draw:layer="layout" svg:width="3.175cm" svg:height="1.27cm" svg:x="5.445cm" svg:y="9.89cm">
          <text:p text:style-name="P7"><text:span text:style-name="T1">Topics:</text:span></text:p>
          <text:p text:style-name="P7"><text:span text:style-name="T1">/sensor_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75cm" svg:height="1.27cm" svg:x="8.302cm" svg:y="6.08cm">
          <text:p text:style-name="P7"><text:span text:style-name="T1">Topics:</text:span></text:p>
          <text:p text:style-name="P7"><text:span text:style-name="T1">/joint_st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905cm" svg:height="1.27cm" svg:x="8.937cm" svg:y="13.7cm">
          <text:p text:style-name="P7"><text:span text:style-name="T1">Topics:</text:span></text:p>
          <text:p text:style-name="P7"><text:span text:style-name="T1">/sca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857cm" svg:height="1.27cm" svg:x="18.78cm" svg:y="13.7cm">
          <text:p text:style-name="P7"><text:span text:style-name="T1">Topics:</text:span></text:p>
          <text:p text:style-name="P7"><text:span text:style-name="T1">/landmarks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809cm" svg:height="1.27cm" svg:x="19.733cm" svg:y="9.572cm">
          <text:p text:style-name="P7"><text:span text:style-name="T1">Topics:</text:span></text:p>
          <text:p text:style-name="P7"><text:span text:style-name="T2">/green/odom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588cm" svg:height="0.953cm" svg:x="1.952cm" svg:y="3.857cm">
          <text:p text:style-name="P7"><text:span text:style-name="T1">Key: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2.563cm" svg:height="0.952cm" svg:x="3.857cm" svg:y="3.857cm">
          <text:p text:style-name="P2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3.175cm" svg:height="1.27cm" svg:x="8.302cm" svg:y="6.08cm">
          <text:p text:style-name="P7"><text:span text:style-name="T1">Topics:</text:span></text:p>
          <text:p text:style-name="P7"><text:span text:style-name="T1">/joint_state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587cm" svg:height="0.635cm" svg:x="4.398cm" svg:y="5.026cm">
          <text:p text:style-name="P7"><text:span text:style-name="T1">Topi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4:03:11.095807789</meta:creation-date>
    <dc:date>2024-03-19T12:05:33.431464880</dc:date>
    <meta:editing-duration>PT10M13S</meta:editing-duration>
    <meta:editing-cycles>4</meta:editing-cycles>
    <meta:generator>LibreOffice/7.3.7.2$Linux_X86_64 LibreOffice_project/30$Build-2</meta:generator>
    <meta:document-statistic meta:object-count="24"/>
  </office:meta>
</office:document-meta>
</file>